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0f6862" officeooo:paragraph-rsid="000f6862"/>
    </style:style>
    <style:style style:name="P2" style:family="paragraph" style:parent-style-name="Text_20_body">
      <style:paragraph-properties fo:text-align="center" style:justify-single-word="false"/>
      <style:text-properties officeooo:rsid="000f6862" officeooo:paragraph-rsid="000f6862"/>
    </style:style>
    <style:style style:name="P3" style:family="paragraph" style:parent-style-name="Heading_20_2">
      <style:text-properties officeooo:rsid="000f6862" officeooo:paragraph-rsid="000f6862"/>
    </style:style>
    <style:style style:name="P4" style:family="paragraph" style:parent-style-name="Text_20_body">
      <style:text-properties officeooo:rsid="00133bc1" officeooo:paragraph-rsid="00133bc1"/>
    </style:style>
    <style:style style:name="P5" style:family="paragraph" style:parent-style-name="Text_20_body">
      <style:text-properties officeooo:rsid="000f6862" officeooo:paragraph-rsid="000f6862"/>
    </style:style>
    <style:style style:name="P6" style:family="paragraph" style:parent-style-name="Text_20_body">
      <style:text-properties officeooo:rsid="000f6862" officeooo:paragraph-rsid="00133bc1"/>
    </style:style>
    <style:style style:name="P7" style:family="paragraph" style:parent-style-name="Text_20_body" style:list-style-name="L1">
      <style:text-properties officeooo:rsid="00133bc1" officeooo:paragraph-rsid="00133bc1"/>
    </style:style>
    <style:style style:name="P8" style:family="paragraph" style:parent-style-name="Text_20_body" style:list-style-name="L1">
      <style:text-properties officeooo:rsid="000f9403" officeooo:paragraph-rsid="00133bc1"/>
    </style:style>
    <style:style style:name="P9" style:family="paragraph" style:parent-style-name="Text_20_body">
      <style:text-properties officeooo:rsid="000f9403" officeooo:paragraph-rsid="00133bc1"/>
    </style:style>
    <style:style style:name="P10" style:family="paragraph" style:parent-style-name="Text_20_body" style:list-style-name="L2">
      <style:text-properties officeooo:rsid="001534d4" officeooo:paragraph-rsid="001534d4"/>
    </style:style>
    <style:style style:name="P11" style:family="paragraph" style:parent-style-name="Text_20_body">
      <style:text-properties officeooo:rsid="000f9403" officeooo:paragraph-rsid="000f9403"/>
    </style:style>
    <style:style style:name="P12" style:family="paragraph" style:parent-style-name="Text_20_body">
      <style:text-properties officeooo:rsid="000f9403" officeooo:paragraph-rsid="0017ab47"/>
    </style:style>
    <style:style style:name="P13" style:family="paragraph" style:parent-style-name="Text_20_body" style:list-style-name="L3">
      <style:text-properties officeooo:rsid="0017ab47" officeooo:paragraph-rsid="0017ab47"/>
    </style:style>
    <style:style style:name="P14" style:family="paragraph" style:parent-style-name="Text_20_body">
      <style:text-properties officeooo:rsid="00109266" officeooo:paragraph-rsid="001be4a2"/>
    </style:style>
    <style:style style:name="P15" style:family="paragraph" style:parent-style-name="Text_20_body" style:list-style-name="L4">
      <style:text-properties officeooo:rsid="001be4a2" officeooo:paragraph-rsid="001be4a2"/>
    </style:style>
    <style:style style:name="P16" style:family="paragraph" style:parent-style-name="Text_20_body" style:list-style-name="L4">
      <style:text-properties officeooo:rsid="00109266" officeooo:paragraph-rsid="001be4a2"/>
    </style:style>
    <style:style style:name="P17" style:family="paragraph" style:parent-style-name="Heading_20_2">
      <style:text-properties officeooo:paragraph-rsid="00109266"/>
    </style:style>
    <style:style style:name="P18" style:family="paragraph" style:parent-style-name="Heading_20_2">
      <style:text-properties officeooo:rsid="001be4a2" officeooo:paragraph-rsid="001be4a2"/>
    </style:style>
    <style:style style:name="P19" style:family="paragraph" style:parent-style-name="Text_20_body">
      <style:text-properties fo:font-weight="bold" officeooo:rsid="001be4a2" officeooo:paragraph-rsid="001be4a2" style:font-weight-asian="bold" style:font-weight-complex="bold"/>
    </style:style>
    <style:style style:name="P20" style:family="paragraph" style:parent-style-name="Text_20_body" style:list-style-name="L5">
      <style:text-properties fo:font-weight="normal" officeooo:rsid="001be4a2" officeooo:paragraph-rsid="001be4a2" style:font-weight-asian="normal" style:font-weight-complex="normal"/>
    </style:style>
    <style:style style:name="P21" style:family="paragraph" style:parent-style-name="Text_20_body" style:list-style-name="L5">
      <style:text-properties fo:font-weight="normal" officeooo:rsid="001cab82" officeooo:paragraph-rsid="001cab82" style:font-weight-asian="normal" style:font-weight-complex="normal"/>
    </style:style>
    <style:style style:name="P22" style:family="paragraph" style:parent-style-name="Text_20_body">
      <style:text-properties fo:font-weight="normal" officeooo:rsid="001cab82" officeooo:paragraph-rsid="001cab82" style:font-weight-asian="normal" style:font-weight-complex="normal"/>
    </style:style>
    <style:style style:name="P23" style:family="paragraph" style:parent-style-name="Text_20_body">
      <style:text-properties fo:font-weight="bold" officeooo:rsid="001cab82" officeooo:paragraph-rsid="001cab82" style:font-weight-asian="bold" style:font-weight-complex="bold"/>
    </style:style>
    <style:style style:name="P24" style:family="paragraph" style:parent-style-name="Text_20_body" style:list-style-name="L6">
      <style:text-properties fo:font-weight="normal" officeooo:rsid="001cab82" officeooo:paragraph-rsid="001cab82" style:font-weight-asian="normal" style:font-weight-complex="normal"/>
    </style:style>
    <style:style style:name="P25" style:family="paragraph" style:parent-style-name="Text_20_body" style:list-style-name="L7">
      <style:text-properties fo:font-weight="normal" officeooo:rsid="001cab82" officeooo:paragraph-rsid="001cab82" style:font-weight-asian="normal" style:font-weight-complex="normal"/>
    </style:style>
    <style:style style:name="P26" style:family="paragraph" style:parent-style-name="Text_20_body">
      <style:text-properties officeooo:paragraph-rsid="00109266"/>
    </style:style>
    <style:style style:name="P27" style:family="paragraph" style:parent-style-name="Heading_20_2">
      <style:text-properties officeooo:rsid="001cab82" officeooo:paragraph-rsid="001cab82"/>
    </style:style>
    <style:style style:name="P28" style:family="paragraph" style:parent-style-name="Text_20_body">
      <style:text-properties fo:font-weight="normal" officeooo:paragraph-rsid="00109266" style:font-weight-asian="normal" style:font-weight-complex="normal"/>
    </style:style>
    <style:style style:name="P29" style:family="paragraph" style:parent-style-name="Heading_20_2">
      <style:text-properties officeooo:rsid="001ceaed" officeooo:paragraph-rsid="001ceaed"/>
    </style:style>
    <style:style style:name="P30" style:family="paragraph" style:parent-style-name="Text_20_body">
      <style:text-properties fo:font-weight="bold" officeooo:rsid="001ceaed" officeooo:paragraph-rsid="001ceaed" style:font-weight-asian="bold" style:font-weight-complex="bold"/>
    </style:style>
    <style:style style:name="P31" style:family="paragraph" style:parent-style-name="Text_20_body" style:list-style-name="L8">
      <style:text-properties fo:font-weight="normal" officeooo:rsid="001ceaed" officeooo:paragraph-rsid="001ceaed" style:font-weight-asian="normal" style:font-weight-complex="normal"/>
    </style:style>
    <style:style style:name="P32" style:family="paragraph" style:parent-style-name="Text_20_body">
      <style:text-properties fo:font-weight="normal" officeooo:rsid="001ceaed" officeooo:paragraph-rsid="001ceaed" style:font-weight-asian="normal" style:font-weight-complex="normal"/>
    </style:style>
    <style:style style:name="P33" style:family="paragraph" style:parent-style-name="Text_20_body" style:list-style-name="L9">
      <style:text-properties fo:font-weight="normal" officeooo:rsid="001ceaed" officeooo:paragraph-rsid="001ceaed" style:font-weight-asian="normal" style:font-weight-complex="normal"/>
    </style:style>
    <style:style style:name="P34" style:family="paragraph" style:parent-style-name="Text_20_body" style:list-style-name="L10">
      <style:text-properties officeooo:rsid="001ceaed" officeooo:paragraph-rsid="001ceaed"/>
    </style:style>
    <style:style style:name="P35" style:family="paragraph" style:parent-style-name="Text_20_body">
      <style:text-properties officeooo:rsid="001ceaed" officeooo:paragraph-rsid="001ceaed"/>
    </style:style>
    <style:style style:name="P36" style:family="paragraph" style:parent-style-name="Text_20_body" style:list-style-name="L11">
      <style:text-properties fo:font-weight="normal" officeooo:rsid="001d1e78" officeooo:paragraph-rsid="001d1e78" style:font-weight-asian="normal" style:font-weight-complex="normal"/>
    </style:style>
    <style:style style:name="P37" style:family="paragraph" style:parent-style-name="Text_20_body">
      <style:text-properties officeooo:rsid="0013095a" officeooo:paragraph-rsid="00109266"/>
    </style:style>
    <style:style style:name="T1" style:family="text">
      <style:text-properties officeooo:rsid="0013095a"/>
    </style:style>
    <style:style style:name="T2" style:family="text">
      <style:text-properties officeooo:rsid="00133bc1"/>
    </style:style>
    <style:style style:name="T3" style:family="text">
      <style:text-properties officeooo:rsid="0017ab47"/>
    </style:style>
    <style:style style:name="T4" style:family="text">
      <style:text-properties officeooo:rsid="001be4a2"/>
    </style:style>
    <style:style style:name="T5" style:family="text">
      <style:text-properties officeooo:rsid="001cab8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Yuvraj Kumpavat</text:h>
      <text:p text:style-name="P2">Generalist / Gameplay Programmer<text:line-break/><text:a xlink:type="simple" xlink:href="https://www.linkedin.com/in/yuvraj-singh-kumpavat/" text:style-name="Internet_20_link" text:visited-style-name="Visited_20_Internet_20_Link"><text:span text:style-name="T1">LinkedIn</text:span></text:a><text:span text:style-name="T1"> </text:span><text:a xlink:type="simple" xlink:href="https://github.com/Euphorus" text:style-name="Internet_20_link" text:visited-style-name="Visited_20_Internet_20_Link"><text:span text:style-name="T1">GitHub</text:span></text:a><text:span text:style-name="T1"> </text:span><text:a xlink:type="simple" xlink:href="https://euphorus.github.io/portfolio/" text:style-name="Internet_20_link" text:visited-style-name="Visited_20_Internet_20_Link"><text:span text:style-name="T1">Portfolio</text:span></text:a></text:p>
      <text:p text:style-name="P2"/>
      <text:h text:style-name="P3" text:outline-level="2">Professional Overview:</text:h>
      <text:p text:style-name="P4">Recent BS (Hons) Games Design and Programming graduate with strong expertise in C, C++, Python and Unreal Engine. Demonstrated leadership experience in a collaborative games development team and proven ability to architect complex gameplay systems from concept to implementation. Skilled in physics programming, team coordination, and cross-platform development.</text:p>
      <text:p text:style-name="P5"/>
      <text:h text:style-name="P3" text:outline-level="2" text:is-list-header="true">Work Experience:</text:h>
      <text:p text:style-name="P6"><text:a xlink:type="simple" xlink:href="https://github.com/Euphorus/Racing_Physics" text:style-name="Internet_20_link" text:visited-style-name="Visited_20_Internet_20_Link">Unreal Racing Physics</text:a> <text:span text:style-name="T2">| Final Year Project | 2023-2024</text:span></text:p>
      <text:list text:style-name="L1">
        <text:list-item>
          <text:p text:style-name="P7">Developed a comprehensive racing physics system from scratch supporting multiple drivetrain configurations (AWD, FWD, RWD)</text:p>
        </text:list-item>
        <text:list-item>
          <text:p text:style-name="P7">Developed modular transmission with customizable gear ratios and RPM parameters</text:p>
        </text:list-item>
        <text:list-item>
          <text:p text:style-name="P7">Currently refactoring entire system from Blueprints to C++ for enhanced performance optimization over Chaos Vehicle Physics</text:p>
        </text:list-item>
        <text:list-item>
          <text:p text:style-name="P8"><text:a xlink:type="simple" xlink:href="https://youtu.be/_QO-it6wOjI" text:style-name="Internet_20_link" text:visited-style-name="Visited_20_Internet_20_Link">Breakdown of my vehicle physics system.</text:a><text:line-break/></text:p>
        </text:list-item>
      </text:list>
      <text:p text:style-name="P9"><text:a xlink:type="simple" xlink:href="https://asgs.itch.io/twin-flames" text:style-name="Internet_20_link" text:visited-style-name="Visited_20_Internet_20_Link">Twin Flames</text:a> <text:span text:style-name="T2">| Ancient Snail Game Studios | Team: 28 members | Duration: 9 weeks</text:span> </text:p>
      <text:list text:style-name="L2">
        <text:list-item>
          <text:p text:style-name="P10">Led a team and coordinated juniors from programming department to deliver features aligned with individual skill sets.</text:p>
        </text:list-item>
        <text:list-item>
          <text:p text:style-name="P10">Developed local co-op puzzle platformer featuring dual-character mechanics and environmental interaction systems. </text:p>
        </text:list-item>
        <text:list-item>
          <text:p text:style-name="P10">Implemented complex player animation blueprint system with state management and transition logic. </text:p>
        </text:list-item>
        <text:list-item>
          <text:p text:style-name="P10">Participated in cross-functional meetings with leads from other departments and <text:s/>academic supervisors to ensure project milestones. </text:p>
        </text:list-item>
        <text:list-item>
          <text:p text:style-name="P10">Successfully delivered completed game within academic timeline constraints.</text:p>
        </text:list-item>
      </text:list>
      <text:p text:style-name="P11"/>
      <text:p text:style-name="P12"><text:a xlink:type="simple" xlink:href="https://bighippo101.itch.io/bubbas-power-nap" text:style-name="Internet_20_link" text:visited-style-name="Visited_20_Internet_20_Link">Bubba Gramp</text:a> <text:span text:style-name="T3">| BigMode Game Jam 2025 | Global Games Jam 2025</text:span></text:p>
      <text:p text:style-name="P12"/>
      <text:list text:style-name="L3">
        <text:list-item>
          <text:p text:style-name="P13"><text:soft-page-break/>Designed and implemented gameplay mechanics for 3D platformer set in fragmented dreamscape environment. </text:p>
        </text:list-item>
        <text:list-item>
          <text:p text:style-name="P13">Collaborated closely with level design team to ensure mechanics integrated seamlessly with environmental storytelling. </text:p>
        </text:list-item>
        <text:list-item>
          <text:p text:style-name="P13">Delivered functional prototype meeting all jam requirements and theme constraints.</text:p>
        </text:list-item>
      </text:list>
      <text:p text:style-name="P11"/>
      <text:p text:style-name="P14"><text:a xlink:type="simple" xlink:href="https://yuvraj24.itch.io/climate-crusaders" text:style-name="Internet_20_link" text:visited-style-name="Visited_20_Internet_20_Link">Climate Crusaders</text:a> <text:span text:style-name="T4">| STARs Summer Research Programmed 2023 | Researcher &amp; Programmer</text:span></text:p>
      <text:list text:style-name="L4">
        <text:list-item>
          <text:p text:style-name="P15">Selected for university research program focusing on climate change education through interactive media. </text:p>
        </text:list-item>
        <text:list-item>
          <text:p text:style-name="P16"><text:span text:style-name="T4">Developed educational game set in 1980s exploring climate change discussions and solution-founding.</text:span></text:p>
        </text:list-item>
        <text:list-item>
          <text:p text:style-name="P16"><text:span text:style-name="T4">Utilized Bitsy game editor for rapid prototyping, extending functionality through custom JavaScript implementation</text:span></text:p>
        </text:list-item>
        <text:list-item>
          <text:p text:style-name="P16"><text:span text:style-name="T4">Designed complex puzzle mechanics and visual systems beyond standard editor capabilities.</text:span><text:line-break/></text:p>
        </text:list-item>
      </text:list>
      <text:h text:style-name="P17" text:outline-level="2"/>
      <text:h text:style-name="P18" text:outline-level="2">Technical Skills:</text:h>
      <text:p text:style-name="P19">Programming Languages:</text:p>
      <text:list text:style-name="L5">
        <text:list-item>
          <text:p text:style-name="P20">Primary: C, C++, Python</text:p>
        </text:list-item>
        <text:list-item>
          <text:p text:style-name="P20">Secondary: JavaScript, <text:span text:style-name="T5">HTML, CSS, C#</text:span></text:p>
        </text:list-item>
        <text:list-item>
          <text:p text:style-name="P21">Game Scripting: Unreal Engine Blueprints</text:p>
        </text:list-item>
      </text:list>
      <text:p text:style-name="P22"/>
      <text:p text:style-name="P23">Game Development:</text:p>
      <text:list text:style-name="L6">
        <text:list-item>
          <text:p text:style-name="P24">Engines: Unity, Unreal Engine</text:p>
        </text:list-item>
        <text:list-item>
          <text:p text:style-name="P24">Specializations: Physics programming, Animation systems, Co-op gameplay mechanics</text:p>
        </text:list-item>
        <text:list-item>
          <text:p text:style-name="P24">Tools: Git/GitHub, Vim, Command Line Interface</text:p>
        </text:list-item>
      </text:list>
      <text:p text:style-name="P22"/>
      <text:p text:style-name="P23">Development Environment:</text:p>
      <text:list text:style-name="L7">
        <text:list-item>
          <text:p text:style-name="P25">Primary OS: Linux </text:p>
        </text:list-item>
        <text:list-item>
          <text:p text:style-name="P25">Secondary OS: Windows </text:p>
        </text:list-item>
        <text:list-item>
          <text:p text:style-name="P25">Version Control: Git workflow and collaborative development</text:p>
        </text:list-item>
      </text:list>
      <text:p text:style-name="P26"/>
      <text:p text:style-name="P26"/>
      <text:h text:style-name="P27" text:outline-level="2"><text:soft-page-break/>Education:</text:h>
      <text:p text:style-name="P23">BS (Hons) Games Design and Programming</text:p>
      <text:p text:style-name="P22">University of Staffordshire | 2022 - 2025</text:p>
      <text:p text:style-name="P26"/>
      <text:p text:style-name="P28"/>
      <text:h text:style-name="P29" text:outline-level="2">Core Competencies:</text:h>
      <text:p text:style-name="P30">Technical Leadership: </text:p>
      <text:list text:style-name="L8">
        <text:list-item>
          <text:p text:style-name="P31">Experience managing junior developers and coordinating technical implementations</text:p>
        </text:list-item>
        <text:list-item>
          <text:p text:style-name="P31">Proven ability to break down complex systems into manageable development tasks</text:p>
        </text:list-item>
      </text:list>
      <text:p text:style-name="P32"/>
      <text:p text:style-name="P30">Systems Programming:</text:p>
      <text:list text:style-name="L9">
        <text:list-item>
          <text:p text:style-name="P33">Strong foundation in low-level programming</text:p>
        </text:list-item>
        <text:list-item>
          <text:p text:style-name="P33">Experience with physics simulation and real-time system architecture</text:p>
        </text:list-item>
      </text:list>
      <text:p text:style-name="P32"/>
      <text:p text:style-name="P30">Cross-Platform Development:</text:p>
      <text:list text:style-name="L10">
        <text:list-item>
          <text:p text:style-name="P34">Proficient in multiple operating systems and development environments</text:p>
        </text:list-item>
        <text:list-item>
          <text:p text:style-name="P34">Adaptable to various game engines and programming paradigms</text:p>
        </text:list-item>
      </text:list>
      <text:p text:style-name="P35"/>
      <text:p text:style-name="P30">Problem-Solving:</text:p>
      <text:list text:style-name="L11">
        <text:list-item>
          <text:p text:style-name="P36">Demonstrated ability to tackle complex technical challenges across different project types</text:p>
        </text:list-item>
        <text:list-item>
          <text:p text:style-name="P36">Experience with both rapid prototyping and long-term system architecture</text:p>
        </text:list-item>
      </text:list>
      <text:p text:style-name="P26"/>
      <text:p text:style-name="P26"/>
      <text:p text:style-name="P26"/>
      <text:p text:style-name="P26"/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8T14:16:15.195955370</meta:creation-date>
    <dc:date>2025-07-16T07:36:46.950422411</dc:date>
    <meta:editing-duration>PT2H36M14S</meta:editing-duration>
    <meta:editing-cycles>5</meta:editing-cycles>
    <meta:generator>LibreOffice/25.2.4.3$Linux_X86_64 LibreOffice_project/520$Build-3</meta:generator>
    <meta:document-statistic meta:table-count="0" meta:image-count="0" meta:object-count="0" meta:page-count="3" meta:paragraph-count="54" meta:word-count="484" meta:character-count="3580" meta:non-whitespace-character-count="3170"/>
  </office:meta>
</office:document-meta>
</file>